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ー、“ユリネクス”だね。　魔界の植物だ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！？　魔界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して魔界の植物が、こんなところに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山、ダジェルバージの連中が出入りしてる
から、きっと種が服にくっついて運ばれて来た
とかじゃないか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種あるある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でもいいけど、毒とか持ってないなら
力ずくで引きちぎって大丈夫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毒、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ると言えばあるけど、無いと言えば無い
・・・か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ンー？　難しいゾー？　どっちなんダー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適当にごまかして、このまま拘束させておく
つもりね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せ毒なんて無いんでしょ！　だったら
こんなツル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！　刺激を与えるとやばい・・・っ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！！</text:p>
          </table:table-cell>
          <table:table-cell table:style-name="ce0" office:value-type="string">
            <text:p>Map326</text:p>
          </table:table-cell>
          <table:table-cell table:style-name="ce0"/>
          <table:table-cell table:style-name="ce0" office:value-type="string">
            <text:p>...!!</text:p>
          </table:table-cell>
          <table:table-cell table:number-columns-repeated="1020"/>
        </table:table-row>
        <table:table-row>
          <table:table-cell table:style-name="ce0" office:value-type="string">
            <text:p>げほっ！　けほけ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に！？　花粉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ほっ！　うええ、思いっきり吸いこんじゃ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・・・けほ・・・っ、だ、だから刺激を与えちゃ
駄目だって言ったの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してくれるんだよ・・・僕も吸っちゃった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・・・マズいですわね、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！？　何ですか！？　この花粉、そんなに
有害なんですか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ユリネクスはね、アンモニアを主な栄養分
として成長する植物なんだ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ぁ、もうだいたい嫌な予感100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察しの通り。　近くを通りかかった動物を
捕えて、即効性の利尿粉を吸わせて尿を
出させるわけ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、そういうのは早く言ってよ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量に吸いこんじゃったじゃない！！！
あ、あたしどうしたらいい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別にダメージを受ける類の毒とかじゃないから、
慌てなくていいんじゃ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まま粗相して、ユリネクスを満足させれば
解放されますわよ！　んふ！　んふふふ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分だけ危険回避したヤツが、何か言ってる
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青カラット改め、逃げカラットって呼ぼ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、逃げたんじゃありませんわ！！！
反射神経が優れてるだけですの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なら、ここでリベンジマッチといきます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、姉さん・・・その・・・僕、下山したいんだけど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そう、ですわね。　分かりまし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熾天少女のみなさま、せいぜい死神の
餌食にならぬよう、お気を付けあそばせ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ぎけんよう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2T19:23:06+01:00</meta:creation-date>
    <dc:date>2020-01-02T19:23:0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